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7a190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54659e" officeooo:paragraph-rsid="0054659e"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328761" officeooo:paragraph-rsid="00ac7008"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bold" officeooo:rsid="00328761" officeooo:paragraph-rsid="00af74fb"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t" fo:country="PT" fo:font-weight="bold" officeooo:rsid="004ac0a6" officeooo:paragraph-rsid="00b1a4eb"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t" fo:country="PT" fo:font-weight="bold" officeooo:rsid="004ac0a6" officeooo:paragraph-rsid="00b6771c"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pt" fo:country="PT" fo:font-weight="bold" officeooo:rsid="004ac0a6" officeooo:paragraph-rsid="00b7a74a"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pt" fo:country="PT" fo:font-weight="bold" officeooo:rsid="004ac0a6" officeooo:paragraph-rsid="00bcbbb9"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pt" fo:country="PT" fo:font-weight="bold" officeooo:rsid="0032a002" officeooo:paragraph-rsid="00b4f6a3"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pt" fo:country="PT" fo:font-weight="normal" officeooo:rsid="0083c04a" officeooo:paragraph-rsid="007c9d5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pt" fo:country="PT" fo:font-style="normal" fo:font-weight="normal" officeooo:rsid="00272394" officeooo:paragraph-rsid="007a190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language="pt" fo:country="PT" fo:font-style="normal" fo:font-weight="normal" officeooo:rsid="005be2da" officeooo:paragraph-rsid="00c4316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fo:font-size="12pt" fo:language="pt" fo:country="PT" fo:font-style="normal" fo:font-weight="normal" officeooo:rsid="0079eb99" officeooo:paragraph-rsid="007a1904"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language="pt" fo:country="PT" fo:font-style="normal" fo:font-weight="bold" officeooo:rsid="004d0355" officeooo:paragraph-rsid="00c8ad22"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language="pt" fo:country="PT" fo:font-style="normal" fo:font-weight="bold" officeooo:rsid="004d0355" officeooo:paragraph-rsid="00cbd825"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language="pt" fo:country="PT" fo:font-style="normal" fo:font-weight="bold" officeooo:rsid="004d0355" officeooo:paragraph-rsid="00d27fdc"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fo:language="pt" fo:country="PT" fo:font-style="normal" fo:font-weight="bold" officeooo:rsid="004d0355" officeooo:paragraph-rsid="00d4ab0e"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language="pt" fo:country="PT" fo:font-style="normal" fo:font-weight="bold" officeooo:rsid="004d0355" officeooo:paragraph-rsid="00d7c3f4"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size="12pt" fo:language="pt" fo:country="PT" fo:font-style="normal" fo:font-weight="bold" officeooo:rsid="004d0355" officeooo:paragraph-rsid="00dd9400"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size="12pt" fo:language="pt" fo:country="PT" fo:font-style="normal" fo:font-weight="bold" officeooo:rsid="004d0355" officeooo:paragraph-rsid="00ec3939"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size="12pt" fo:language="pt" fo:country="PT" fo:font-style="normal" fo:font-weight="bold" officeooo:rsid="005d9bdb" officeooo:paragraph-rsid="00c43165"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size="12pt" fo:language="pt" fo:country="PT" fo:font-style="normal" fo:font-weight="bold" officeooo:rsid="005d9bdb" officeooo:paragraph-rsid="00deab84"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fo:font-size="12pt" fo:language="pt" fo:country="PT" fo:font-style="normal" fo:font-weight="bold" officeooo:rsid="005d9bdb" officeooo:paragraph-rsid="00e0081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size="12pt" fo:language="pt" fo:country="PT" fo:font-style="normal" fo:font-weight="bold" officeooo:rsid="005d9bdb" officeooo:paragraph-rsid="00e23cc7"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size="12pt" fo:language="pt" fo:country="PT" fo:font-style="normal" fo:font-weight="bold" officeooo:rsid="005c08dc" officeooo:paragraph-rsid="00cac904"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language="pt" fo:country="PT" fo:font-style="normal" fo:font-weight="bold" officeooo:rsid="00e803ee" officeooo:paragraph-rsid="00e96597"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language="pt" fo:country="PT" fo:font-style="normal" fo:font-weight="bold" officeooo:rsid="00f20114" officeooo:paragraph-rsid="00f20114" style:font-size-asian="10.5pt" style:font-style-asian="normal" style:font-weight-asian="bold" style:font-size-complex="12pt" style:font-style-complex="normal" style:font-weight-complex="bold"/>
    </style:style>
    <style:style style:name="P67"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68"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69"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70"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71"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72"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language="pt" fo:country="PT" fo:font-style="normal" fo:font-weight="bold" officeooo:rsid="007a1904" officeooo:paragraph-rsid="007a1904" style:font-size-asian="16pt" style:font-style-asian="normal" style:font-weight-asian="bold" style:font-size-complex="16pt" style:font-style-complex="normal" style:font-weight-complex="bold"/>
    </style:style>
    <style:style style:name="P78" style:family="paragraph" style:parent-style-name="Standard">
      <style:text-properties fo:language="pt" fo:country="PT" fo:font-weight="normal" officeooo:rsid="002b704a" officeooo:paragraph-rsid="002b704a" style:font-weight-asian="normal" style:font-weight-complex="normal"/>
    </style:style>
    <style:style style:name="P79"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80" style:family="paragraph" style:parent-style-name="Standard">
      <style:text-properties fo:language="pt" fo:country="PT" officeooo:rsid="0015f4b1" officeooo:paragraph-rsid="0015f4b1"/>
    </style:style>
    <style:style style:name="P81" style:family="paragraph" style:parent-style-name="Standard">
      <style:paragraph-properties fo:text-align="start" style:justify-single-word="false"/>
      <style:text-properties fo:language="pt" fo:country="PT" officeooo:rsid="0015f4b1" officeooo:paragraph-rsid="0054659e"/>
    </style:style>
    <style:style style:name="P82"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language="pt" fo:country="PT" officeooo:paragraph-rsid="0079eb99"/>
    </style:style>
    <style:style style:name="P84" style:family="paragraph" style:parent-style-name="Standard">
      <style:paragraph-properties fo:text-align="start" style:justify-single-word="false"/>
      <style:text-properties fo:language="pt" fo:country="PT" fo:font-weight="bold" officeooo:rsid="0042abc6" officeooo:paragraph-rsid="00be44d4" style:font-weight-asian="bold" style:font-weight-complex="bold"/>
    </style:style>
    <style:style style:name="P85" style:family="paragraph" style:parent-style-name="Standard" style:list-style-name="L1">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language="pt" fo:country="PT" fo:font-weight="normal" officeooo:rsid="009eba0c" officeooo:paragraph-rsid="009eba0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pt" fo:country="PT" fo:font-weight="normal" officeooo:rsid="00b4f6a3" officeooo:paragraph-rsid="00b4f6a3"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pt" fo:country="PT" fo:font-weight="normal" officeooo:rsid="00b6771c" officeooo:paragraph-rsid="00b6771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pt" fo:country="PT" fo:font-style="normal" fo:font-weight="normal" officeooo:rsid="00cac904" officeooo:paragraph-rsid="00cac9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language="pt" fo:country="PT" fo:font-style="normal" fo:font-weight="normal" officeooo:rsid="00d4ab0e" officeooo:paragraph-rsid="00d4ab0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language="pt" fo:country="PT" fo:font-style="normal" fo:font-weight="normal" officeooo:rsid="00da64b6" officeooo:paragraph-rsid="00d7c3f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language="pt" fo:country="PT" fo:font-style="normal" fo:font-weight="normal" officeooo:rsid="00d7c3f4" officeooo:paragraph-rsid="00d7c3f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language="pt" fo:country="PT" fo:font-style="normal" fo:font-weight="normal" officeooo:rsid="00e61c67" officeooo:paragraph-rsid="00e23cc7"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language="pt" fo:country="PT" fo:font-style="normal" fo:font-weight="normal" officeooo:rsid="004eb168" officeooo:paragraph-rsid="003f934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language="pt" fo:country="PT" fo:font-style="normal" fo:font-weight="normal" officeooo:rsid="0052d369" officeooo:paragraph-rsid="004f521f"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language="pt" fo:country="PT" fo:font-style="normal" fo:font-weight="bold" officeooo:rsid="004d0355" officeooo:paragraph-rsid="00f5a028"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language="pt" fo:country="PT" fo:font-style="normal" fo:font-weight="bold" officeooo:rsid="004d0355" officeooo:paragraph-rsid="00f6ef28"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language="pt" fo:country="PT" fo:font-style="normal" fo:font-weight="bold" officeooo:rsid="004d0355" officeooo:paragraph-rsid="00f82508"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language="pt" fo:country="PT" fo:font-style="normal" fo:font-weight="bold" officeooo:rsid="004d0355" officeooo:paragraph-rsid="00f8f134"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language="pt" fo:country="PT" fo:font-style="normal" fo:font-weight="bold" officeooo:rsid="004d0355" officeooo:paragraph-rsid="00fbfac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language="pt" fo:country="PT" fo:font-style="normal" fo:font-weight="bold" officeooo:rsid="004eb168" officeooo:paragraph-rsid="01014191"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language="pt" fo:country="PT" fo:font-style="normal" fo:font-weight="bold" officeooo:rsid="004eb168" officeooo:paragraph-rsid="0104ac2e"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language="pt" fo:country="PT" fo:font-style="normal" fo:font-weight="bold" officeooo:rsid="004eb168" officeooo:paragraph-rsid="01069b62"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language="pt" fo:country="PT" fo:font-style="normal" fo:font-weight="bold" officeooo:rsid="004eb168" officeooo:paragraph-rsid="0107eef5"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language="pt" fo:country="PT" fo:font-style="normal" fo:font-weight="bold" officeooo:rsid="004eb168" officeooo:paragraph-rsid="0108e25a"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language="pt" fo:country="PT" fo:font-style="normal" fo:font-weight="bold" officeooo:rsid="004eb168" officeooo:paragraph-rsid="0109f618"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language="pt" fo:country="PT" fo:font-style="normal" fo:font-weight="bold" officeooo:rsid="004f521f" officeooo:paragraph-rsid="0109f618"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language="pt" fo:country="PT" fo:font-style="normal" fo:font-weight="bold" officeooo:rsid="004f521f" officeooo:paragraph-rsid="010ede2c"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language="pt" fo:country="PT" fo:font-style="normal" fo:font-weight="bold" officeooo:rsid="0050b0e7" officeooo:paragraph-rsid="01110a13"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language="pt" fo:country="PT" fo:font-style="normal" fo:font-weight="bold" officeooo:rsid="0054659e" officeooo:paragraph-rsid="0116adf7"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language="pt" fo:country="PT" fo:font-style="normal" style:text-underline-style="none" fo:font-weight="bold" officeooo:rsid="0050b0e7" officeooo:paragraph-rsid="01110a13"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language="pt" fo:country="PT" fo:font-style="normal" style:text-underline-style="none" fo:font-weight="bold" officeooo:rsid="0050b0e7" officeooo:paragraph-rsid="01145a62" style:font-size-asian="10.5pt" style:font-style-asian="normal" style:font-weight-asian="bold" style:font-size-complex="12pt" style:font-style-complex="normal" style:font-weight-complex="bold"/>
    </style:style>
    <style:style style:name="P114" style:family="paragraph" style:parent-style-name="Standard" style:list-style-name="L2">
      <style:paragraph-properties fo:text-align="start" style:justify-single-word="false"/>
      <style:text-properties fo:language="pt" fo:country="PT" officeooo:paragraph-rsid="00611a26"/>
    </style:style>
    <style:style style:name="P115" style:family="paragraph" style:parent-style-name="Standard" style:list-style-name="L2">
      <style:paragraph-properties fo:text-align="start" style:justify-single-word="false"/>
      <style:text-properties fo:language="pt" fo:country="PT" officeooo:rsid="00646259" officeooo:paragraph-rsid="00646259"/>
    </style:style>
    <style:style style:name="P116" style:family="paragraph" style:parent-style-name="Standard" style:list-style-name="L2">
      <style:paragraph-properties fo:text-align="start" style:justify-single-word="false"/>
      <style:text-properties fo:language="pt" fo:country="PT" officeooo:rsid="0064947a" officeooo:paragraph-rsid="0064947a"/>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894e9" style:font-weight-asian="normal" style:font-weight-complex="normal"/>
    </style:style>
    <style:style style:name="T8" style:family="text">
      <style:text-properties fo:font-weight="normal" officeooo:rsid="00478a6d" style:font-weight-asian="normal" style:font-weight-complex="normal"/>
    </style:style>
    <style:style style:name="T9" style:family="text">
      <style:text-properties fo:font-weight="normal" officeooo:rsid="00491c79" style:font-weight-asian="normal" style:font-weight-complex="normal"/>
    </style:style>
    <style:style style:name="T10" style:family="text">
      <style:text-properties fo:font-weight="normal" officeooo:rsid="0049667d" style:font-weight-asian="normal" style:font-weight-complex="normal"/>
    </style:style>
    <style:style style:name="T11" style:family="text">
      <style:text-properties fo:font-weight="normal" officeooo:rsid="00707184" style:font-weight-asian="normal" style:font-weight-complex="normal"/>
    </style:style>
    <style:style style:name="T12" style:family="text">
      <style:text-properties fo:font-weight="normal" officeooo:rsid="0071b611" style:font-weight-asian="normal" style:font-weight-complex="normal"/>
    </style:style>
    <style:style style:name="T13" style:family="text">
      <style:text-properties fo:font-weight="normal" officeooo:rsid="007b731c" style:font-weight-asian="normal" style:font-weight-complex="normal"/>
    </style:style>
    <style:style style:name="T14" style:family="text">
      <style:text-properties fo:font-weight="normal" officeooo:rsid="007c9d52" style:font-weight-asian="normal" style:font-weight-complex="normal"/>
    </style:style>
    <style:style style:name="T15" style:family="text">
      <style:text-properties fo:font-weight="normal" officeooo:rsid="008265f7" style:font-weight-asian="normal" style:font-weight-complex="normal"/>
    </style:style>
    <style:style style:name="T16" style:family="text">
      <style:text-properties fo:font-weight="normal" officeooo:rsid="0083c04a" style:font-weight-asian="normal" style:font-weight-complex="normal"/>
    </style:style>
    <style:style style:name="T17" style:family="text">
      <style:text-properties fo:font-weight="normal" officeooo:rsid="0084d86d" style:font-weight-asian="normal" style:font-weight-complex="normal"/>
    </style:style>
    <style:style style:name="T18" style:family="text">
      <style:text-properties fo:font-weight="normal" officeooo:rsid="00863420" style:font-weight-asian="normal" style:font-weight-complex="normal"/>
    </style:style>
    <style:style style:name="T19" style:family="text">
      <style:text-properties fo:font-weight="normal" officeooo:rsid="008786d5" style:font-weight-asian="normal" style:font-weight-complex="normal"/>
    </style:style>
    <style:style style:name="T20" style:family="text">
      <style:text-properties fo:font-weight="normal" officeooo:rsid="0088d774" style:font-weight-asian="normal" style:font-weight-complex="normal"/>
    </style:style>
    <style:style style:name="T21" style:family="text">
      <style:text-properties fo:font-weight="normal" officeooo:rsid="008a3747" style:font-weight-asian="normal" style:font-weight-complex="normal"/>
    </style:style>
    <style:style style:name="T22" style:family="text">
      <style:text-properties fo:font-weight="normal" officeooo:rsid="008b6533" style:font-weight-asian="normal" style:font-weight-complex="normal"/>
    </style:style>
    <style:style style:name="T23" style:family="text">
      <style:text-properties fo:font-weight="normal" officeooo:rsid="008be5de" style:font-weight-asian="normal" style:font-weight-complex="normal"/>
    </style:style>
    <style:style style:name="T24" style:family="text">
      <style:text-properties fo:font-weight="normal" officeooo:rsid="008ea073" style:font-weight-asian="normal" style:font-weight-complex="normal"/>
    </style:style>
    <style:style style:name="T25" style:family="text">
      <style:text-properties fo:font-weight="normal" officeooo:rsid="008fb21d" style:font-weight-asian="normal" style:font-weight-complex="normal"/>
    </style:style>
    <style:style style:name="T26" style:family="text">
      <style:text-properties fo:font-weight="normal" officeooo:rsid="008ff7be" style:font-weight-asian="normal" style:font-weight-complex="normal"/>
    </style:style>
    <style:style style:name="T27" style:family="text">
      <style:text-properties fo:font-weight="normal" officeooo:rsid="0090cbf0" style:font-weight-asian="normal" style:font-weight-complex="normal"/>
    </style:style>
    <style:style style:name="T28" style:family="text">
      <style:text-properties fo:font-weight="normal" officeooo:rsid="009183d9" style:font-weight-asian="normal" style:font-weight-complex="normal"/>
    </style:style>
    <style:style style:name="T29" style:family="text">
      <style:text-properties fo:font-weight="normal" officeooo:rsid="009c17d2" style:font-weight-asian="normal" style:font-weight-complex="normal"/>
    </style:style>
    <style:style style:name="T30" style:family="text">
      <style:text-properties fo:font-weight="normal" officeooo:rsid="009dc705" style:font-weight-asian="normal" style:font-weight-complex="normal"/>
    </style:style>
    <style:style style:name="T31" style:family="text">
      <style:text-properties fo:font-weight="normal" officeooo:rsid="009eba0c" style:font-weight-asian="normal" style:font-weight-complex="normal"/>
    </style:style>
    <style:style style:name="T32" style:family="text">
      <style:text-properties fo:font-weight="normal" officeooo:rsid="00a6622c" style:font-weight-asian="normal" style:font-weight-complex="normal"/>
    </style:style>
    <style:style style:name="T33" style:family="text">
      <style:text-properties fo:font-weight="normal" officeooo:rsid="00a803a7" style:font-weight-asian="normal" style:font-weight-complex="normal"/>
    </style:style>
    <style:style style:name="T34" style:family="text">
      <style:text-properties fo:font-weight="normal" officeooo:rsid="00a8646c" style:font-weight-asian="normal" style:font-weight-complex="normal"/>
    </style:style>
    <style:style style:name="T35" style:family="text">
      <style:text-properties fo:font-weight="normal" officeooo:rsid="00a96b63" style:font-weight-asian="normal" style:font-weight-complex="normal"/>
    </style:style>
    <style:style style:name="T36" style:family="text">
      <style:text-properties fo:font-weight="normal" officeooo:rsid="00ab02e4" style:font-weight-asian="normal" style:font-weight-complex="normal"/>
    </style:style>
    <style:style style:name="T37" style:family="text">
      <style:text-properties fo:font-weight="normal" officeooo:rsid="00ac7008" style:font-weight-asian="normal" style:font-weight-complex="normal"/>
    </style:style>
    <style:style style:name="T38" style:family="text">
      <style:text-properties fo:font-weight="normal" officeooo:rsid="00add892" style:font-weight-asian="normal" style:font-weight-complex="normal"/>
    </style:style>
    <style:style style:name="T39" style:family="text">
      <style:text-properties fo:font-weight="normal" officeooo:rsid="00af74fb" style:font-weight-asian="normal" style:font-weight-complex="normal"/>
    </style:style>
    <style:style style:name="T40" style:family="text">
      <style:text-properties fo:font-weight="normal" officeooo:rsid="00b0db58" style:font-weight-asian="normal" style:font-weight-complex="normal"/>
    </style:style>
    <style:style style:name="T41" style:family="text">
      <style:text-properties fo:font-weight="normal" officeooo:rsid="00b1a4eb" style:font-weight-asian="normal" style:font-weight-complex="normal"/>
    </style:style>
    <style:style style:name="T42" style:family="text">
      <style:text-properties fo:font-weight="normal" officeooo:rsid="00b2f2a8" style:font-weight-asian="normal" style:font-weight-complex="normal"/>
    </style:style>
    <style:style style:name="T43" style:family="text">
      <style:text-properties fo:font-weight="normal" officeooo:rsid="00b43042" style:font-weight-asian="normal" style:font-weight-complex="normal"/>
    </style:style>
    <style:style style:name="T44" style:family="text">
      <style:text-properties fo:font-weight="normal" officeooo:rsid="00b4f6a3" style:font-weight-asian="normal" style:font-weight-complex="normal"/>
    </style:style>
    <style:style style:name="T45" style:family="text">
      <style:text-properties fo:font-weight="normal" officeooo:rsid="00b6771c" style:font-weight-asian="normal" style:font-weight-complex="normal"/>
    </style:style>
    <style:style style:name="T46" style:family="text">
      <style:text-properties fo:font-weight="normal" officeooo:rsid="00b7a74a" style:font-weight-asian="normal" style:font-weight-complex="normal"/>
    </style:style>
    <style:style style:name="T47" style:family="text">
      <style:text-properties fo:font-weight="normal" officeooo:rsid="00b93e80" style:font-weight-asian="normal" style:font-weight-complex="normal"/>
    </style:style>
    <style:style style:name="T48" style:family="text">
      <style:text-properties fo:font-weight="normal" officeooo:rsid="00ba7204" style:font-weight-asian="normal" style:font-weight-complex="normal"/>
    </style:style>
    <style:style style:name="T49" style:family="text">
      <style:text-properties fo:font-weight="normal" officeooo:rsid="00bcf505" style:font-weight-asian="normal" style:font-weight-complex="normal"/>
    </style:style>
    <style:style style:name="T50" style:family="text">
      <style:text-properties fo:font-weight="normal" officeooo:rsid="00c090e4" style:font-weight-asian="normal" style:font-weight-complex="normal"/>
    </style:style>
    <style:style style:name="T51" style:family="text">
      <style:text-properties fo:font-weight="normal" officeooo:rsid="00c10632" style:font-weight-asian="normal" style:font-weight-complex="normal"/>
    </style:style>
    <style:style style:name="T52" style:family="text">
      <style:text-properties fo:font-weight="normal" officeooo:rsid="00c59f28" style:font-weight-asian="normal" style:font-weight-complex="normal"/>
    </style:style>
    <style:style style:name="T53" style:family="text">
      <style:text-properties fo:font-weight="normal" officeooo:rsid="00c5f1c4" style:font-weight-asian="normal" style:font-weight-complex="normal"/>
    </style:style>
    <style:style style:name="T54" style:family="text">
      <style:text-properties fo:font-weight="normal" officeooo:rsid="00c661f3" style:font-weight-asian="normal" style:font-weight-complex="normal"/>
    </style:style>
    <style:style style:name="T55" style:family="text">
      <style:text-properties fo:font-weight="normal" officeooo:rsid="0045b0bf" style:font-weight-asian="normal" style:font-weight-complex="normal"/>
    </style:style>
    <style:style style:name="T56" style:family="text">
      <style:text-properties fo:font-weight="normal" officeooo:rsid="0094290e" style:font-weight-asian="normal" style:font-weight-complex="normal"/>
    </style:style>
    <style:style style:name="T57" style:family="text">
      <style:text-properties fo:font-weight="normal" officeooo:rsid="00c8ad22" style:font-weight-asian="normal" style:font-weight-complex="normal"/>
    </style:style>
    <style:style style:name="T58" style:family="text">
      <style:text-properties fo:font-weight="normal" officeooo:rsid="00c8ce54" style:font-weight-asian="normal" style:font-weight-complex="normal"/>
    </style:style>
    <style:style style:name="T59" style:family="text">
      <style:text-properties fo:font-weight="normal" officeooo:rsid="00cac904" style:font-weight-asian="normal" style:font-weight-complex="normal"/>
    </style:style>
    <style:style style:name="T60" style:family="text">
      <style:text-properties fo:font-weight="normal" officeooo:rsid="006f7266" style:font-weight-asian="normal" style:font-weight-complex="normal"/>
    </style:style>
    <style:style style:name="T61" style:family="text">
      <style:text-properties fo:font-weight="normal" officeooo:rsid="00cb278a" style:font-weight-asian="normal" style:font-weight-complex="normal"/>
    </style:style>
    <style:style style:name="T62" style:family="text">
      <style:text-properties fo:font-weight="normal" officeooo:rsid="00cbd825" style:font-weight-asian="normal" style:font-weight-complex="normal"/>
    </style:style>
    <style:style style:name="T63" style:family="text">
      <style:text-properties fo:font-weight="normal" officeooo:rsid="00cd8a72" style:font-weight-asian="normal" style:font-weight-complex="normal"/>
    </style:style>
    <style:style style:name="T64" style:family="text">
      <style:text-properties fo:font-weight="normal" officeooo:rsid="00ce9aa9" style:font-weight-asian="normal" style:font-weight-complex="normal"/>
    </style:style>
    <style:style style:name="T65" style:family="text">
      <style:text-properties fo:font-weight="normal" officeooo:rsid="00d08c80" style:font-weight-asian="normal" style:font-weight-complex="normal"/>
    </style:style>
    <style:style style:name="T66" style:family="text">
      <style:text-properties fo:font-weight="normal" officeooo:rsid="00d27fdc" style:font-weight-asian="normal" style:font-weight-complex="normal"/>
    </style:style>
    <style:style style:name="T67" style:family="text">
      <style:text-properties fo:font-weight="normal" officeooo:rsid="00d37d63" style:font-weight-asian="normal" style:font-weight-complex="normal"/>
    </style:style>
    <style:style style:name="T68" style:family="text">
      <style:text-properties fo:font-weight="normal" officeooo:rsid="00d4ab0e" style:font-weight-asian="normal" style:font-weight-complex="normal"/>
    </style:style>
    <style:style style:name="T69" style:family="text">
      <style:text-properties fo:font-weight="normal" officeooo:rsid="00d5c8ce" style:font-weight-asian="normal" style:font-weight-complex="normal"/>
    </style:style>
    <style:style style:name="T70" style:family="text">
      <style:text-properties fo:font-weight="normal" officeooo:rsid="00d7c3f4" style:font-weight-asian="normal" style:font-weight-complex="normal"/>
    </style:style>
    <style:style style:name="T71" style:family="text">
      <style:text-properties fo:font-weight="normal" officeooo:rsid="00da64b6" style:font-weight-asian="normal" style:font-weight-complex="normal"/>
    </style:style>
    <style:style style:name="T72" style:family="text">
      <style:text-properties fo:font-weight="normal" officeooo:rsid="00dd9400" style:font-weight-asian="normal" style:font-weight-complex="normal"/>
    </style:style>
    <style:style style:name="T73" style:family="text">
      <style:text-properties fo:font-weight="normal" officeooo:rsid="00ddcacc" style:font-weight-asian="normal" style:font-weight-complex="normal"/>
    </style:style>
    <style:style style:name="T74" style:family="text">
      <style:text-properties fo:font-weight="normal" officeooo:rsid="00deab84" style:font-weight-asian="normal" style:font-weight-complex="normal"/>
    </style:style>
    <style:style style:name="T75" style:family="text">
      <style:text-properties fo:font-weight="normal" officeooo:rsid="00e0081d" style:font-weight-asian="normal" style:font-weight-complex="normal"/>
    </style:style>
    <style:style style:name="T76" style:family="text">
      <style:text-properties fo:font-weight="normal" officeooo:rsid="00e03c4d" style:font-weight-asian="normal" style:font-weight-complex="normal"/>
    </style:style>
    <style:style style:name="T77" style:family="text">
      <style:text-properties fo:font-weight="normal" officeooo:rsid="00e2ce5a" style:font-weight-asian="normal" style:font-weight-complex="normal"/>
    </style:style>
    <style:style style:name="T78" style:family="text">
      <style:text-properties fo:font-weight="normal" officeooo:rsid="00e46522" style:font-weight-asian="normal" style:font-weight-complex="normal"/>
    </style:style>
    <style:style style:name="T79" style:family="text">
      <style:text-properties fo:font-weight="normal" officeooo:rsid="00e61c67" style:font-weight-asian="normal" style:font-weight-complex="normal"/>
    </style:style>
    <style:style style:name="T80" style:family="text">
      <style:text-properties fo:font-weight="normal" officeooo:rsid="005d9bdb" style:font-weight-asian="normal" style:font-weight-complex="normal"/>
    </style:style>
    <style:style style:name="T81" style:family="text">
      <style:text-properties fo:font-weight="normal" officeooo:rsid="00e96597" style:font-weight-asian="normal" style:font-weight-complex="normal"/>
    </style:style>
    <style:style style:name="T82" style:family="text">
      <style:text-properties fo:font-weight="normal" officeooo:rsid="00eadeb2" style:font-weight-asian="normal" style:font-weight-complex="normal"/>
    </style:style>
    <style:style style:name="T83" style:family="text">
      <style:text-properties fo:font-weight="normal" officeooo:rsid="006cc432" style:font-weight-asian="normal" style:font-weight-complex="normal"/>
    </style:style>
    <style:style style:name="T84" style:family="text">
      <style:text-properties fo:font-weight="normal" officeooo:rsid="006cd80c" style:font-weight-asian="normal" style:font-weight-complex="normal"/>
    </style:style>
    <style:style style:name="T85" style:family="text">
      <style:text-properties fo:font-weight="normal" officeooo:rsid="006e4fd1" style:font-weight-asian="normal" style:font-weight-complex="normal"/>
    </style:style>
    <style:style style:name="T86" style:family="text">
      <style:text-properties fo:font-weight="normal" officeooo:rsid="00ed7520" style:font-weight-asian="normal" style:font-weight-complex="normal"/>
    </style:style>
    <style:style style:name="T87" style:family="text">
      <style:text-properties fo:font-weight="normal" officeooo:rsid="00ee6c33" style:font-weight-asian="normal" style:font-weight-complex="normal"/>
    </style:style>
    <style:style style:name="T88" style:family="text">
      <style:text-properties fo:font-weight="normal" officeooo:rsid="00f0062c" style:font-weight-asian="normal" style:font-weight-complex="normal"/>
    </style:style>
    <style:style style:name="T89" style:family="text">
      <style:text-properties fo:font-weight="normal" officeooo:rsid="00f2a0be" style:font-weight-asian="normal" style:font-weight-complex="normal"/>
    </style:style>
    <style:style style:name="T90" style:family="text">
      <style:text-properties fo:font-weight="normal" officeooo:rsid="00f5a028" style:font-weight-asian="normal" style:font-weight-complex="normal"/>
    </style:style>
    <style:style style:name="T91" style:family="text">
      <style:text-properties fo:font-weight="normal" officeooo:rsid="00f6ef28" style:font-weight-asian="normal" style:font-weight-complex="normal"/>
    </style:style>
    <style:style style:name="T92" style:family="text">
      <style:text-properties fo:font-weight="normal" officeooo:rsid="00f82508" style:font-weight-asian="normal" style:font-weight-complex="normal"/>
    </style:style>
    <style:style style:name="T93" style:family="text">
      <style:text-properties fo:font-weight="normal" officeooo:rsid="00f9c82b" style:font-weight-asian="normal" style:font-weight-complex="normal"/>
    </style:style>
    <style:style style:name="T94" style:family="text">
      <style:text-properties fo:font-weight="normal" officeooo:rsid="00fad118" style:font-weight-asian="normal" style:font-weight-complex="normal"/>
    </style:style>
    <style:style style:name="T95" style:family="text">
      <style:text-properties fo:font-weight="normal" officeooo:rsid="00fbe768" style:font-weight-asian="normal" style:font-weight-complex="normal"/>
    </style:style>
    <style:style style:name="T96" style:family="text">
      <style:text-properties fo:font-weight="normal" officeooo:rsid="00fbfacd" style:font-weight-asian="normal" style:font-weight-complex="normal"/>
    </style:style>
    <style:style style:name="T97" style:family="text">
      <style:text-properties fo:font-weight="normal" officeooo:rsid="00ff87f6" style:font-weight-asian="normal" style:font-weight-complex="normal"/>
    </style:style>
    <style:style style:name="T98" style:family="text">
      <style:text-properties fo:font-weight="normal" officeooo:rsid="01014191" style:font-weight-asian="normal" style:font-weight-complex="normal"/>
    </style:style>
    <style:style style:name="T99" style:family="text">
      <style:text-properties fo:font-weight="normal" officeooo:rsid="0104ac2e" style:font-weight-asian="normal" style:font-weight-complex="normal"/>
    </style:style>
    <style:style style:name="T100" style:family="text">
      <style:text-properties fo:font-weight="normal" officeooo:rsid="0104eeaf" style:font-weight-asian="normal" style:font-weight-complex="normal"/>
    </style:style>
    <style:style style:name="T101" style:family="text">
      <style:text-properties fo:font-weight="normal" officeooo:rsid="01069b62" style:font-weight-asian="normal" style:font-weight-complex="normal"/>
    </style:style>
    <style:style style:name="T102" style:family="text">
      <style:text-properties fo:font-weight="normal" officeooo:rsid="0107eef5" style:font-weight-asian="normal" style:font-weight-complex="normal"/>
    </style:style>
    <style:style style:name="T103" style:family="text">
      <style:text-properties fo:font-weight="normal" officeooo:rsid="0108e25a" style:font-weight-asian="normal" style:font-weight-complex="normal"/>
    </style:style>
    <style:style style:name="T104" style:family="text">
      <style:text-properties fo:font-weight="normal" officeooo:rsid="0109f618" style:font-weight-asian="normal" style:font-weight-complex="normal"/>
    </style:style>
    <style:style style:name="T105" style:family="text">
      <style:text-properties fo:font-weight="normal" officeooo:rsid="010bd8cc" style:font-weight-asian="normal" style:font-weight-complex="normal"/>
    </style:style>
    <style:style style:name="T106" style:family="text">
      <style:text-properties fo:font-weight="normal" officeooo:rsid="010ede2c" style:font-weight-asian="normal" style:font-weight-complex="normal"/>
    </style:style>
    <style:style style:name="T107" style:family="text">
      <style:text-properties fo:font-weight="normal" officeooo:rsid="0110b6b0" style:font-weight-asian="normal" style:font-weight-complex="normal"/>
    </style:style>
    <style:style style:name="T108" style:family="text">
      <style:text-properties fo:font-weight="normal" officeooo:rsid="0051a7c4" style:font-weight-asian="normal" style:font-weight-complex="normal"/>
    </style:style>
    <style:style style:name="T109" style:family="text">
      <style:text-properties fo:font-weight="normal" officeooo:rsid="01110a13" style:font-weight-asian="normal" style:font-weight-complex="normal"/>
    </style:style>
    <style:style style:name="T110" style:family="text">
      <style:text-properties fo:font-weight="normal" officeooo:rsid="0112ad3c" style:font-weight-asian="normal" style:font-weight-complex="normal"/>
    </style:style>
    <style:style style:name="T111" style:family="text">
      <style:text-properties fo:font-weight="normal" officeooo:rsid="011512cb" style:font-weight-asian="normal" style:font-weight-complex="normal"/>
    </style:style>
    <style:style style:name="T112" style:family="text">
      <style:text-properties fo:font-weight="normal" officeooo:rsid="011685a9" style:font-weight-asian="normal" style:font-weight-complex="normal"/>
    </style:style>
    <style:style style:name="T113" style:family="text">
      <style:text-properties fo:font-weight="normal" officeooo:rsid="0056445b" style:font-weight-asian="normal" style:font-weight-complex="normal"/>
    </style:style>
    <style:style style:name="T114" style:family="text">
      <style:text-properties fo:font-weight="normal" officeooo:rsid="0116adf7" style:font-weight-asian="normal" style:font-weight-complex="normal"/>
    </style:style>
    <style:style style:name="T115" style:family="text">
      <style:text-properties fo:font-style="italic" officeooo:rsid="0061f372"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9ffcf5" style:font-style-asian="italic" style:font-weight-asian="normal" style:font-style-complex="italic" style:font-weight-complex="normal"/>
    </style:style>
    <style:style style:name="T118" style:family="text">
      <style:text-properties fo:font-style="italic" fo:font-weight="normal" officeooo:rsid="00a8646c" style:font-style-asian="italic" style:font-weight-asian="normal" style:font-style-complex="italic" style:font-weight-complex="normal"/>
    </style:style>
    <style:style style:name="T119" style:family="text">
      <style:text-properties fo:font-style="italic" fo:font-weight="normal" officeooo:rsid="010bd8cc" style:font-style-asian="italic" style:font-weight-asian="normal" style:font-style-complex="italic" style:font-weight-complex="normal"/>
    </style:style>
    <style:style style:name="T12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446aaf" style:font-size-asian="10.5pt" style:font-style-asian="normal" style:font-weight-asian="normal" style:font-size-complex="12pt" style:font-style-complex="normal" style:font-weight-complex="normal"/>
    </style:style>
    <style:style style:name="T129" style:family="text">
      <style:text-properties fo:font-size="12pt" fo:font-style="normal" style:font-size-asian="10.5pt" style:font-style-asian="normal" style:font-size-complex="12pt" style:font-style-complex="normal"/>
    </style:style>
    <style:style style:name="T130" style:family="text">
      <style:text-properties fo:font-size="12pt" fo:font-style="normal" officeooo:rsid="003a974a" style:font-size-asian="10.5pt" style:font-style-asian="normal" style:font-size-complex="12pt" style:font-style-complex="normal"/>
    </style:style>
    <style:style style:name="T131" style:family="text">
      <style:text-properties officeooo:rsid="002fc531"/>
    </style:style>
    <style:style style:name="T132" style:family="text">
      <style:text-properties fo:font-style="normal" style:font-style-asian="normal" style:font-style-complex="normal"/>
    </style:style>
    <style:style style:name="T133" style:family="text">
      <style:text-properties fo:font-style="normal" officeooo:rsid="002fc531" style:font-style-asian="normal" style:font-style-complex="normal"/>
    </style:style>
    <style:style style:name="T134" style:family="text">
      <style:text-properties fo:font-style="normal" officeooo:rsid="00403929" style:font-style-asian="normal" style:font-style-complex="normal"/>
    </style:style>
    <style:style style:name="T135" style:family="text">
      <style:text-properties fo:font-style="normal" officeooo:rsid="003a974a" style:font-style-asian="normal" style:font-style-complex="normal"/>
    </style:style>
    <style:style style:name="T136" style:family="text">
      <style:text-properties fo:font-style="normal" officeooo:rsid="0061f372" style:font-style-asian="normal" style:font-style-complex="normal"/>
    </style:style>
    <style:style style:name="T137" style:family="text">
      <style:text-properties fo:font-style="normal" officeooo:rsid="0094290e"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45b0bf" style:font-style-asian="normal" style:font-weight-asian="normal" style:font-style-complex="normal" style:font-weight-complex="normal"/>
    </style:style>
    <style:style style:name="T140" style:family="text">
      <style:text-properties fo:font-style="normal" fo:font-weight="normal" officeooo:rsid="0056445b" style:font-style-asian="normal" style:font-weight-asian="normal" style:font-style-complex="normal" style:font-weight-complex="normal"/>
    </style:style>
    <style:style style:name="T141" style:family="text">
      <style:text-properties fo:font-style="normal" fo:font-weight="normal" officeooo:rsid="005679f7" style:font-style-asian="normal" style:font-weight-asian="normal" style:font-style-complex="normal" style:font-weight-complex="normal"/>
    </style:style>
    <style:style style:name="T142" style:family="text">
      <style:text-properties fo:font-style="normal" fo:font-weight="normal" officeooo:rsid="0058506c" style:font-style-asian="normal" style:font-weight-asian="normal" style:font-style-complex="normal" style:font-weight-complex="normal"/>
    </style:style>
    <style:style style:name="T143" style:family="text">
      <style:text-properties fo:font-style="normal" fo:font-weight="normal" officeooo:rsid="005a2bc8" style:font-style-asian="normal" style:font-weight-asian="normal" style:font-style-complex="normal" style:font-weight-complex="normal"/>
    </style:style>
    <style:style style:name="T144" style:family="text">
      <style:text-properties fo:font-style="normal" fo:font-weight="normal" officeooo:rsid="0064947a" style:font-style-asian="normal" style:font-weight-asian="normal" style:font-style-complex="normal" style:font-weight-complex="normal"/>
    </style:style>
    <style:style style:name="T145" style:family="text">
      <style:text-properties fo:font-style="normal" fo:font-weight="normal" officeooo:rsid="0072fcce" style:font-style-asian="normal" style:font-weight-asian="normal" style:font-style-complex="normal" style:font-weight-complex="normal"/>
    </style:style>
    <style:style style:name="T146" style:family="text">
      <style:text-properties fo:font-style="normal" fo:font-weight="normal" officeooo:rsid="0094290e" style:font-style-asian="normal" style:font-weight-asian="normal" style:font-style-complex="normal" style:font-weight-complex="normal"/>
    </style:style>
    <style:style style:name="T147" style:family="text">
      <style:text-properties fo:font-style="normal" fo:font-weight="normal" officeooo:rsid="0097283a" style:font-style-asian="normal" style:font-weight-asian="normal" style:font-style-complex="normal" style:font-weight-complex="normal"/>
    </style:style>
    <style:style style:name="T148" style:family="text">
      <style:text-properties fo:font-style="normal" fo:font-weight="normal" officeooo:rsid="00984464" style:font-style-asian="normal" style:font-weight-asian="normal" style:font-style-complex="normal" style:font-weight-complex="normal"/>
    </style:style>
    <style:style style:name="T149" style:family="text">
      <style:text-properties fo:font-style="normal" fo:font-weight="normal" officeooo:rsid="009b5971" style:font-style-asian="normal" style:font-weight-asian="normal" style:font-style-complex="normal" style:font-weight-complex="normal"/>
    </style:style>
    <style:style style:name="T150" style:family="text">
      <style:text-properties fo:font-style="normal" fo:font-weight="normal" officeooo:rsid="00a8646c" style:font-style-asian="normal" style:font-weight-asian="normal" style:font-style-complex="normal" style:font-weight-complex="normal"/>
    </style:style>
    <style:style style:name="T151" style:family="text">
      <style:text-properties officeooo:rsid="003894e9"/>
    </style:style>
    <style:style style:name="T152" style:family="text">
      <style:text-properties officeooo:rsid="0061e087"/>
    </style:style>
    <style:style style:name="T153" style:family="text">
      <style:text-properties fo:font-size="16pt" fo:font-weight="bold" officeooo:rsid="007a1904" style:font-size-asian="16pt" style:font-weight-asian="bold" style:font-size-complex="16pt" style:font-weight-complex="bold"/>
    </style:style>
    <style:style style:name="T154" style:family="text">
      <style:text-properties fo:font-size="16pt" fo:font-weight="bold" officeooo:rsid="0094290e" style:font-size-asian="16pt" style:font-weight-asian="bold" style:font-size-complex="16pt" style:font-weight-complex="bold"/>
    </style:style>
    <style:style style:name="T155" style:family="text">
      <style:text-properties officeooo:rsid="008265f7"/>
    </style:style>
    <style:style style:name="T156" style:family="text">
      <style:text-properties officeooo:rsid="0083c04a"/>
    </style:style>
    <style:style style:name="T157" style:family="text">
      <style:text-properties officeooo:rsid="0084d86d"/>
    </style:style>
    <style:style style:name="T158" style:family="text">
      <style:text-properties officeooo:rsid="008786d5"/>
    </style:style>
    <style:style style:name="T159" style:family="text">
      <style:text-properties officeooo:rsid="008be5de"/>
    </style:style>
    <style:style style:name="T160" style:family="text">
      <style:text-properties officeooo:rsid="008ea073"/>
    </style:style>
    <style:style style:name="T161" style:family="text">
      <style:text-properties officeooo:rsid="008fb21d"/>
    </style:style>
    <style:style style:name="T162" style:family="text">
      <style:text-properties officeooo:rsid="0090cbf0"/>
    </style:style>
    <style:style style:name="T163" style:family="text">
      <style:text-properties officeooo:rsid="0093e827"/>
    </style:style>
    <style:style style:name="T164" style:family="text">
      <style:text-properties officeooo:rsid="009eba0c"/>
    </style:style>
    <style:style style:name="T165" style:family="text">
      <style:text-properties officeooo:rsid="00b4f6a3"/>
    </style:style>
    <style:style style:name="T166" style:family="text">
      <style:text-properties officeooo:rsid="00b6771c"/>
    </style:style>
    <style:style style:name="T167" style:family="text">
      <style:text-properties officeooo:rsid="00b7a74a"/>
    </style:style>
    <style:style style:name="T168" style:family="text">
      <style:text-properties officeooo:rsid="00bcbbb9"/>
    </style:style>
    <style:style style:name="T169" style:family="text">
      <style:text-properties officeooo:rsid="00c59f28"/>
    </style:style>
    <style:style style:name="T170" style:family="text">
      <style:text-properties officeooo:rsid="00c8ad22"/>
    </style:style>
    <style:style style:name="T171" style:family="text">
      <style:text-properties officeooo:rsid="00cac904"/>
    </style:style>
    <style:style style:name="T172" style:family="text">
      <style:text-properties officeooo:rsid="00cbd825"/>
    </style:style>
    <style:style style:name="T173" style:family="text">
      <style:text-properties officeooo:rsid="00d27fdc"/>
    </style:style>
    <style:style style:name="T174" style:family="text">
      <style:text-properties officeooo:rsid="00d7c3f4"/>
    </style:style>
    <style:style style:name="T175" style:family="text">
      <style:text-properties officeooo:rsid="00dd9400"/>
    </style:style>
    <style:style style:name="T176" style:family="text">
      <style:text-properties officeooo:rsid="00e0081d"/>
    </style:style>
    <style:style style:name="T177" style:family="text">
      <style:text-properties officeooo:rsid="00e23cc7"/>
    </style:style>
    <style:style style:name="T178" style:family="text">
      <style:text-properties officeooo:rsid="00e2ce5a"/>
    </style:style>
    <style:style style:name="T179" style:family="text">
      <style:text-properties officeooo:rsid="005d9bdb"/>
    </style:style>
    <style:style style:name="T180" style:family="text">
      <style:text-properties officeooo:rsid="00e96597"/>
    </style:style>
    <style:style style:name="T181" style:family="text">
      <style:text-properties officeooo:rsid="00403929"/>
    </style:style>
    <style:style style:name="T182" style:family="text">
      <style:text-properties officeooo:rsid="00f3eb72"/>
    </style:style>
    <style:style style:name="T183" style:family="text">
      <style:text-properties officeooo:rsid="00f5a028"/>
    </style:style>
    <style:style style:name="T184" style:family="text">
      <style:text-properties officeooo:rsid="00f82508"/>
    </style:style>
    <style:style style:name="T185" style:family="text">
      <style:text-properties officeooo:rsid="00f8f134"/>
    </style:style>
    <style:style style:name="T186" style:family="text">
      <style:text-properties officeooo:rsid="00fbfacd"/>
    </style:style>
    <style:style style:name="T187" style:family="text">
      <style:text-properties officeooo:rsid="00ff87f6"/>
    </style:style>
    <style:style style:name="T188" style:family="text">
      <style:text-properties officeooo:rsid="004d3060"/>
    </style:style>
    <style:style style:name="T189" style:family="text">
      <style:text-properties officeooo:rsid="0102f091"/>
    </style:style>
    <style:style style:name="T190" style:family="text">
      <style:text-properties officeooo:rsid="0104ac2e"/>
    </style:style>
    <style:style style:name="T191" style:family="text">
      <style:text-properties officeooo:rsid="01069b62"/>
    </style:style>
    <style:style style:name="T192" style:family="text">
      <style:text-properties officeooo:rsid="0107eef5"/>
    </style:style>
    <style:style style:name="T193" style:family="text">
      <style:text-properties officeooo:rsid="0108e25a"/>
    </style:style>
    <style:style style:name="T194" style:family="text">
      <style:text-properties officeooo:rsid="0109f618"/>
    </style:style>
    <style:style style:name="T195" style:family="text">
      <style:text-properties officeooo:rsid="010ede2c"/>
    </style:style>
    <style:style style:name="T196" style:family="text">
      <style:text-properties officeooo:rsid="0110b6b0"/>
    </style:style>
    <style:style style:name="T197" style:family="text">
      <style:text-properties officeooo:rsid="01145a62"/>
    </style:style>
    <style:style style:name="T198" style:family="text">
      <style:text-properties officeooo:rsid="0116ad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Object-Oriented Programmed Snake</text:p>
      <text:p text:style-name="P68"/>
      <text:p text:style-name="P69">Data: <text:span text:style-name="T13">08</text:span><text:span text:style-name="T1">/04/2024</text:span></text:p>
      <text:p text:style-name="P69">Grupo: <text:span text:style-name="T1">3</text:span></text:p>
      <text:p text:style-name="P69">Elementos:<text:span text:style-name="T1"> Diogo Fonseca nº 79858</text:span></text:p>
      <text:p text:style-name="P70"/>
      <text:p text:style-name="P76">Utilização</text:p>
      <text:p text:style-name="P71"><text:s/></text:p>
      <text:p text:style-name="P71"/>
      <text:p text:style-name="P72">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7"/>
      <text:p text:style-name="P10"><text:span text:style-name="T156">GeometricException</text:span>:<text:span text:style-name="T1"> </text:span><text:span text:style-name="T14">Representa </text:span><text:span text:style-name="T16">uma exceção numa operação geométrica.</text:span></text:p>
      <text:p text:style-name="P8"/>
      <text:p text:style-name="P18"><text:span text:style-name="T156">MathUtil:</text:span><text:span text:style-name="T16"> Classe estática para operações matemáticas comuns no projeto, </text:span><text:span text:style-name="T22">com enfâse na comparação entre floating points, de modo a estabelecer um “standard” para o projeto. Representa a definição do que são dois floating points iguais para o projeto</text:span><text:span text:style-name="T16">.</text:span></text:p>
      <text:p text:style-name="P40"/>
      <text:p text:style-name="P41"/>
      <text:p text:style-name="P42"/>
      <text:p text:style-name="P16">Line: <text:span text:style-name="T1">Representa uma reta, </text:span><text:span text:style-name="T19">contendo várias operações para manipular a mesma, tais como testar colinearidade, interseção, paralelismo, testar perpendicularidade e gerar reta perpendicular.</text:span></text:p>
      <text:p text:style-name="P44"/>
      <text:p text:style-name="P11"><text:span text:style-name="T158">LineSegment: </text:span><text:span text:style-name="T19">Representa um segmento de reta, </text:span><text:span text:style-name="T20">tendo métodos </text:span><text:span text:style-name="T21">principalmente para verificar interseções e colinearidade com pontos/verificar se um ponto está contido no segmento.</text:span></text:p>
      <text:p text:style-name="P9"/>
      <text:p text:style-name="P13"><text:span text:style-name="T161">Virtual</text:span><text:span text:style-name="T160">Point</text:span><text:span text:style-name="T159">:</text:span><text:span text:style-name="T1"> </text:span><text:span text:style-name="T14">Representa </text:span><text:span text:style-name="T16">um </text:span><text:span text:style-name="T24">ponto cujas coordenadas </text:span><text:span text:style-name="T25">são números reais. Contém métodos que ajudam a manusear pontos, tais como rotação, translação, distância...</text:span></text:p>
      <text:p text:style-name="P20"/>
      <text:p text:style-name="P12"><text:span text:style-name="T160">Point</text:span><text:span text:style-name="T159">:</text:span><text:span text:style-name="T1"> </text:span><text:span text:style-name="T14">Representa </text:span><text:span text:style-name="T16">um </text:span><text:span text:style-name="T24">ponto cujas coordenadas estão no primeiro quadrante (são sempre positivas). </text:span><text:span text:style-name="T26">(</text:span><text:span text:style-name="T24">Subclasse de VirtualPoint</text:span><text:span text:style-name="T26">)</text:span></text:p>
      <text:p text:style-name="P45"/>
      <text:p text:style-name="P14"><text:span text:style-name="T162">Vector:</text:span><text:span text:style-name="T26"> </text:span><text:span text:style-name="T14">Representa </text:span><text:span text:style-name="T16">um </text:span><text:span text:style-name="T27">vetor, contém funcionalidade para operações comuns com vetores, tais como produto escalar, multiplicação (por um quociente)...</text:span></text:p>
      <text:p text:style-name="P46"/>
      <text:p text:style-name="P15"><text:span text:style-name="T159">Path:</text:span><text:span text:style-name="T25"> </text:span><text:span text:style-name="T14">Representa </text:span><text:span text:style-name="T16">um </text:span><text:span text:style-name="T23">caminho.</text:span></text:p>
      <text:p text:style-name="P43"/>
      <text:p text:style-name="P15"><text:span text:style-name="T159">BoundingBox: </text:span><text:span text:style-name="T14">Representa os limites de um conjunto de pontos. É principalmente útil para </text:span><text:span text:style-name="T15">saber</text:span><text:span text:style-name="T14"> o ponto mínimo ou máximo de um conjunto de pontos/polígono.</text:span></text:p>
      <text:p text:style-name="P40"/>
      <text:p text:style-name="P15"><text:span text:style-name="T157">IGeometricShape</text:span>:<text:span text:style-name="T1"> </text:span><text:span text:style-name="T14">Representa </text:span><text:span text:style-name="T17">uma figura geométrica, </text:span><text:span text:style-name="T18">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40"><text:soft-page-break/></text:p>
      <text:p text:style-name="P15"><text:span text:style-name="T155">Circle</text:span>:<text:span text:style-name="T1"> </text:span><text:span text:style-name="T14">Representa </text:span><text:span text:style-name="T16">um círculo, este sendo uma IGeometricShape.</text:span></text:p>
      <text:p text:style-name="P2"/>
      <text:p text:style-name="P21">Polygon: <text:span text:style-name="T1">Representa um polígono simples, </text:span><text:span text:style-name="T28">este sendo uma IGeometricShape</text:span><text:span text:style-name="T1">.</text:span></text:p>
      <text:p text:style-name="P2"/>
      <text:p text:style-name="P19">Rectangle: <text:span text:style-name="T1">Representa um polígono de 4 lados com ângulos internos retos (um retângulo).</text:span></text:p>
      <text:p text:style-name="P2"/>
      <text:p text:style-name="P19">Square: <text:span text:style-name="T1">Representa um retângulo cujos lados são todos do mesmo comprimento (um quadrado).</text:span></text:p>
      <text:p text:style-name="P2"/>
      <text:p text:style-name="P19">Triangle: <text:span text:style-name="T1">Representa um polígono de 3 lados (um triângulo).</text:span></text:p>
      <text:p text:style-name="P79"/>
      <text:p text:style-name="P78"/>
      <text:p text:style-name="P73">Game Engine</text:p>
      <text:p text:style-name="P3"/>
      <text:p text:style-name="P37"><text:tab/><text:span text:style-name="T131">Este package contém todas as classes responsáveis pela funcionalidades necessárias para <text:s/>fazer um jogo (qualquer jogo, </text:span><text:span text:style-name="T163">sendo este limitado a duas dimensões</text:span><text:span text:style-name="T131">).</text:span></text:p>
      <text:p text:style-name="P37"/>
      <text:p text:style-name="P22"><text:span text:style-name="T137">Game</text:span><text:span text:style-name="T132">EngineException: </text:span><text:span text:style-name="T139">Representa uma exceção relacionada </text:span><text:span text:style-name="T146">Game Engine.</text:span></text:p>
      <text:p text:style-name="P48"/>
      <text:p text:style-name="P23"><text:span text:style-name="T132">GameEngine:</text:span><text:span text:style-name="T138"> Classe </text:span><text:span text:style-name="T147">singleton</text:span><text:span text:style-name="T138"> responsável por </text:span><text:span text:style-name="T147">executar o jogo contido numa Scene, chamando os métodos de update e certificando-se de que as colisões são chamadas e a Scene é renderizada. </text:span><text:span text:style-name="T148">Esta classe, a cada ciclo é responsável por acionar e coordenar os seguintes eventos (por ordem):</text:span></text:p>
      <text:list xml:id="list1021225396" text:style-name="L1">
        <text:list-item>
          <text:p text:style-name="P85"><text:span text:style-name="T132">Start</text:span><text:span text:style-name="T138"> – chamado uma única vez, no início. Usado para inicialização.</text:span></text:p>
          <text:list>
            <text:list-item>
              <text:p text:style-name="P85"><text:span text:style-name="T132">Input –</text:span><text:span text:style-name="T138"> input é lido do stdin (no caso de estar em modo de input).</text:span></text:p>
            </text:list-item>
            <text:list-item>
              <text:p text:style-name="P85"><text:span text:style-name="T132">Early Update</text:span><text:span text:style-name="T138"> – update chamado no inicio de cada ciclo. Usado principalmente para inicializações que têm de ser feitas antes do update principal.</text:span></text:p>
            </text:list-item>
            <text:list-item>
              <text:p text:style-name="P85"><text:span text:style-name="T132">Update</text:span><text:span text:style-name="T138"> – evento responsável por atualizar o estado atual dos GameObjects.</text:span></text:p>
            </text:list-item>
            <text:list-item>
              <text:p text:style-name="P85"><text:span text:style-name="T132">Collisions</text:span><text:span text:style-name="T138"> – as colisões são verificadas e acionadas.</text:span></text:p>
            </text:list-item>
            <text:list-item>
              <text:p text:style-name="P85"><text:span text:style-name="T132">Late Update</text:span><text:span text:style-name="T138"> – update chamado no final de cada ciclo. Usado principalmente para “cleanup”.</text:span></text:p>
            </text:list-item>
            <text:list-item>
              <text:p text:style-name="P85"><text:span text:style-name="T132">Rendering</text:span><text:span text:style-name="T138"> – a Scene atual é renderizada.</text:span></text:p>
            </text:list-item>
          </text:list>
        </text:list-item>
        <text:list-item>
          <text:p text:style-name="P85"><text:span text:style-name="T132">Stop</text:span><text:span text:style-name="T138"> – chamado uma única vez, quando o GameEngine para. Usado para “cleanup”.</text:span></text:p>
        </text:list-item>
      </text:list>
      <text:p text:style-name="P37"/>
      <text:p text:style-name="P24">GameEngineFlags: <text:span text:style-name="T1">Classe responsável por definir o comportamento do GameEngine, para além de conter valores </text:span><text:span text:style-name="T116">default. </text:span><text:span text:style-name="T149">Mais especificamente, define como o GameEngine vai dar update (através de código, automaticamente, através de input…) e define como o GameEngine vai escolher renderizar a Scene (textualmente no terminal ou através de uma interface gráfica).</text:span></text:p>
      <text:p text:style-name="P37"/>
      <text:p text:style-name="P25">Scene: <text:span text:style-name="T6">Representa uma coleção de GameObjects. </text:span><text:span text:style-name="T30">E</text:span><text:span text:style-name="T6">sta pode estar ativa ou não </text:span><text:span text:style-name="T30">dependendo de se está a ser usada pelo GameEngine ou não</text:span><text:span text:style-name="T6">. A </text:span><text:span text:style-name="T29">S</text:span><text:span text:style-name="T6">cene é também responsável por categorizar os GameObjects pelas suas interfaces relevantes ao GameEngine.</text:span></text:p>
      <text:p text:style-name="P37"/>
      <text:p text:style-name="P26">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1">os</text:span><text:span text:style-name="T5"> </text:span><text:span text:style-name="T31">5</text:span><text:span text:style-name="T5"> métodos </text:span><text:span text:style-name="T31">correspondentes aos eventos do GameEngine</text:span><text:span text:style-name="T5">: start, stop, </text:span><text:span text:style-name="T31">update, early update e late update. Esta classe está pensada para ser </text:span><text:span text:style-name="T117">inherited</text:span><text:span text:style-name="T31">.</text:span></text:p>
      <text:p text:style-name="P86"/>
      <text:p text:style-name="P27"><text:soft-page-break/><text:span text:style-name="T164">C</text:span><text:span text:style-name="T151">ollisionManager</text:span><text:span text:style-name="T7">: Classe estática responsável por </text:span><text:span text:style-name="T32">detetar colisões entre IColliders na Scene e invocar o evento de colisão para as mesmas. </text:span><text:span text:style-name="T33">Esta também detecta “deep collisions”, quando algum dos respectivos IColliders assim estiver definido. Uma deep collision para além de testar interseção, também testa se um dos IColliders está contido dentro do outro.</text:span></text:p>
      <text:p text:style-name="P37"/>
      <text:p text:style-name="P28">ICollider: <text:span text:style-name="T9">Interface responsável por representar </text:span><text:span text:style-name="T34">um GameObject que poderá colidir.</text:span><text:span text:style-name="T9"> </text:span><text:span text:style-name="T34">O GameObject deverá apresentar uma figura geométrica para testar colisão (popularmente conhecida como uma </text:span><text:span text:style-name="T118">hitbox</text:span><text:span text:style-name="T150">).</text:span><text:span text:style-name="T10"> </text:span><text:span text:style-name="T34">Tem também o método “onCollision”, chamado no evento de uma colisão com outro ICollider, passando como argumento o GameObject com que colidiu.</text:span></text:p>
      <text:p text:style-name="P37"/>
      <text:p text:style-name="P29"><text:span text:style-name="T178">I</text:span>InputListener: <text:span text:style-name="T1">Interface responsável por representar uma classe que </text:span><text:span text:style-name="T35">recebe input do utilizador quando o utilizador introduz </text:span><text:span text:style-name="T36">algum </text:span><text:span text:style-name="T35">input.</text:span></text:p>
      <text:p text:style-name="P37"/>
      <text:p text:style-name="P30">Renderer: <text:span text:style-name="T1">Classe </text:span><text:span text:style-name="T37">singleton </text:span><text:span text:style-name="T1">responsável por </text:span><text:span text:style-name="T37">renderizar a Scene (especificamente IRenderables </text:span><text:span text:style-name="T38">usando RenderData</text:span><text:span text:style-name="T37">). Usa o algoritmo de rasterização de linhas de Bresenham para rasterizar linhas, o algoritmo de rasterização de círculos de Bresenham para rasterizar círculos (e uma variante para os preencher) e usa o algoritmo Scanline para rasterizar polígonos (possivelmente côncavos) preenchidos. </text:span><text:span text:style-name="T40">Renderiza também IOverlays, sendo estes renderizados de forma diferente: são “colados” por cima depois da Scene ser renderizada. </text:span><text:span text:style-name="T42">Ao renderizar uma Scene, tem também atenção ao layer do objeto a renderizar </text:span><text:span text:style-name="T43">(o maior layer fica por cima)</text:span><text:span text:style-name="T42">.</text:span></text:p>
      <text:p text:style-name="P37"/>
      <text:p text:style-name="P31">IRenderable: <text:span text:style-name="T8">Interface responsável por r</text:span><text:span text:style-name="T1">epresenta</text:span><text:span text:style-name="T8">r</text:span><text:span text:style-name="T1"> uma classe a ser renderizada pelo Renderer, </text:span><text:span text:style-name="T39">expondo</text:span><text:span text:style-name="T8"> o seu RenderData ao Renderer.</text:span></text:p>
      <text:p text:style-name="P37"/>
      <text:p text:style-name="P32">IOverlay: <text:span text:style-name="T1">Interface responsável por representar um </text:span><text:span text:style-name="T41">GameObject que será renderizado como um overlay, sendo este</text:span><text:span text:style-name="T1"> “colado” por cima da </text:span><text:span text:style-name="T41">Scene</text:span><text:span text:style-name="T1"> renderizada.</text:span></text:p>
      <text:p text:style-name="P37"/>
      <text:p text:style-name="P36">RenderData: <text:span text:style-name="T1">dados a serem </text:span><text:span text:style-name="T44">expostos ao Renderer</text:span><text:span text:style-name="T1"> sobre como renderizar o objeto, </text:span><text:span text:style-name="T44">nomeadamente a forma geométrica, se deve ser preenchido, o layer, o caractere representante e a cor (opcional)</text:span><text:span text:style-name="T1">. </text:span><text:span text:style-name="T44">Esta classe implementa Comparable, pois deve poder ser ordenada por layer.</text:span></text:p>
      <text:p text:style-name="P87"/>
      <text:p text:style-name="P33"><text:span text:style-name="T166">Colour</text:span><text:span text:style-name="T165">:</text:span><text:span text:style-name="T44"> </text:span><text:span text:style-name="T50">Enum</text:span><text:span text:style-name="T51">erável</text:span><text:span text:style-name="T50"> que r</text:span><text:span text:style-name="T45">epresenta uma cor como uma string de um código ANSI.</text:span></text:p>
      <text:p text:style-name="P88"/>
      <text:p text:style-name="P34"><text:span text:style-name="T167">TextOverlay</text:span><text:span text:style-name="T165">:</text:span><text:span text:style-name="T44"> </text:span><text:span text:style-name="T46">Classe com a utilidade necessária para criar um overlay de texto. Incluindo utilidade para gerar uma outline à volta do ecrã, </text:span><text:span text:style-name="T47">preencher o ecrã,</text:span><text:span text:style-name="T46"> para escrever texto centrado, alinhado à esquerda e à direita numa dada linha, ou até para escrever um parágrafo (podendo possivelmente estender-se por várias linhas). </text:span><text:span text:style-name="T47">Pode </text:span><text:span text:style-name="T48">u</text:span><text:span text:style-name="T47">sar uma TextOverlayOutline para gerar a outline.</text:span></text:p>
      <text:p text:style-name="P37"/>
      <text:p text:style-name="P35"><text:span text:style-name="T167">TextOverlay</text:span><text:span text:style-name="T168">Outline</text:span><text:span text:style-name="T165">:</text:span><text:span text:style-name="T44"> </text:span><text:span text:style-name="T46">Classe </text:span><text:span text:style-name="T49">a informação necessária para gerar uma outline, contendo também defaults para uma outline.</text:span></text:p>
      <text:p text:style-name="P37"/>
      <text:p text:style-name="P84"><text:span text:style-name="T130">L</text:span><text:span text:style-name="T129">ogger: </text:span><text:span text:style-name="T120">Classe responsável por fazer logging para </text:span><text:span text:style-name="T128">o terminal</text:span><text:span text:style-name="T120"> quando ocorrem erros ou outro tipo de informação que poderá ser útil quando o programa não termina mas não funciona como esperado (ou até mesmo quando termina).</text:span></text:p>
      <text:p text:style-name="P82"/>
      <text:p text:style-name="P82"/>
      <text:p text:style-name="P74">Snake Game</text:p>
      <text:p text:style-name="P4"/>
      <text:p text:style-name="P38"><text:span text:style-name="T135"><text:tab/></text:span><text:span text:style-name="T133">Este package contém todas as classes responsáveis pel</text:span><text:span text:style-name="T134">as funcionalidades específicas ao jogo da cobra.</text:span></text:p>
      <text:p text:style-name="P49"><text:soft-page-break/></text:p>
      <text:p text:style-name="P53"><text:span text:style-name="T170">SnakeGameException</text:span>: <text:span text:style-name="T55">Representa uma exceção relacionada </text:span><text:span text:style-name="T57">ao jogo da cobra</text:span><text:span text:style-name="T56">.</text:span></text:p>
      <text:p text:style-name="P49"/>
      <text:p text:style-name="P60">Snake: <text:span text:style-name="T1">Representa uma cobra, sendo esta capaz de se mexer, </text:span><text:span text:style-name="T52">virar,</text:span><text:span text:style-name="T1"> comer, crescer e morrer. </text:span><text:span text:style-name="T58">Esta só começará a andar quando for acordada (método awake() chamado). </text:span><text:span text:style-name="T52">A cobra só crescerá no update asseguir ao em que comeu. Por questões de eficiência, a maneira como a cobra anda é usando uma queue, onde todas as SnakeUnits estão contidas, para andar simplesmente se remove a próxima SnakeUnit da queue e esta é colocada na direção em que a cobra é suposto mover-se, </text:span><text:span text:style-name="T53">definindo essa SnakeUnit como a cabeça da snake </text:span><text:span text:style-name="T54">e pondo a cabeça antiga da snake na queue</text:span><text:span text:style-name="T52">.</text:span></text:p>
      <text:p text:style-name="P50"/>
      <text:p text:style-name="P64"><text:span text:style-name="T169">SnakeUnit: </text:span><text:span text:style-name="T52">Representa a unidade mais pequena de uma cobra </text:span><text:span text:style-name="T60">(cada segmento)</text:span><text:span text:style-name="T52">. </text:span><text:span text:style-name="T59">Esta extende a classe Unit, pode colidir (é um ICollider) e tem a propriedade de ser ou não a cabeça de uma snake (sendo a principal funcionalidade desta propriedade renderizar a cabeça de forma diferente). </text:span><text:span text:style-name="T61">Se a SnakeUnit cabeça tiver uma “deep collision” com a comida em que a comida está estritamente dentro da cabeça, ela comerá a comida. Se qualquer SnakeUnit colidir com outra SnakeUnit, a cobra inerente morre.</text:span></text:p>
      <text:p text:style-name="P89"/>
      <text:p text:style-name="P54"><text:span text:style-name="T172">Unit</text:span><text:span text:style-name="T171">:</text:span><text:span text:style-name="T59"> </text:span><text:span text:style-name="T62">Classe que representa uma unidade (quadrada) no espaço. Esta classe tem uma posição (implementa ISpatialComponent) e é renderizada. </text:span><text:span text:style-name="T63">Uma unidade é especial pois tem uma propriedade tamanho. Os seus lados serão renderizados com o mesmo número de caracteres que o seu tamanho: se uma unidade tem o tamanho 3, esperamos que quando renderizada, vejamos 3 caracteres </text:span><text:span text:style-name="T64">de comprimento e </text:span><text:span text:style-name="T65">altura.</text:span></text:p>
      <text:p text:style-name="P49"/>
      <text:p text:style-name="P55"><text:span text:style-name="T173">ISnakeStats</text:span><text:span text:style-name="T171">:</text:span><text:span text:style-name="T59"> </text:span><text:span text:style-name="T66">Interface para obter propriedades da cobra sem expor a cobra </text:span><text:span text:style-name="T67">ou a classe responsável por saber o score (o GameManager no caso)</text:span><text:span text:style-name="T66">, tais como para ver qual o score atual e para ver a posição e direção atual da cobra.</text:span></text:p>
      <text:p text:style-name="P49"/>
      <text:p text:style-name="P56"><text:span text:style-name="T173">SnakeStats</text:span><text:span text:style-name="T171">:</text:span><text:span text:style-name="T59"> </text:span><text:span text:style-name="T68">Classe responsável por obter as propriedades da cobra (implementa ISnakeStats). Vai buscar o score à </text:span><text:span text:style-name="T69">instância atual do</text:span><text:span text:style-name="T68"> GameManager.</text:span></text:p>
      <text:p text:style-name="P90"/>
      <text:p text:style-name="P57"><text:span text:style-name="T173">IS</text:span><text:span text:style-name="T174">patialComponent</text:span><text:span text:style-name="T171">:</text:span><text:span text:style-name="T59"> </text:span><text:span text:style-name="T66">Interf</text:span><text:span text:style-name="T70">ace indicadora de algo que tem uma posição no espaço. </text:span><text:span text:style-name="T71">(como por exemplo a cobra e a comida)</text:span></text:p>
      <text:p text:style-name="P91"/>
      <text:p text:style-name="P58"><text:span text:style-name="T175">Direction</text:span><text:span text:style-name="T171">: </text:span><text:span text:style-name="T72">Enumerável que representa uma das 4 possíveis direções no jogo da cobra. Tem também um Enumerável que representa as possíveis direções em que se pode virar (pode-se virar para a esquerda, direita, ou não virar). </text:span><text:span text:style-name="T73">Para além disto tem funcionalidade de converter uma mudança de direção absoluta numa direção relativa (por exemplo, se a direção absoluta é cima e a outra direção absoluta é esquerda, então a direção de viragem relativa será esquerda).</text:span></text:p>
      <text:p text:style-name="P92"/>
      <text:p text:style-name="P61"><text:span text:style-name="T174">SnakeController:</text:span><text:span text:style-name="T70"> Classe responsável por controlar a cobra, seja o controle feito através de input do utilizador ou através de um AI. </text:span><text:span text:style-name="T74">A classe simplesmente pede a cada ciclo a um ISnakeController que dê a próxima direção para onde virar a cobra.</text:span></text:p>
      <text:p text:style-name="P49"/>
      <text:p text:style-name="P62"><text:span text:style-name="T176">I</text:span><text:span text:style-name="T174">SnakeController:</text:span><text:span text:style-name="T70"> </text:span><text:span text:style-name="T75">Interface que representa uma classe que diga para onde a snake deverá virar asseguir. </text:span><text:span text:style-name="T76">(principalmente o InputSnakeController e o AISnakeController).</text:span></text:p>
      <text:p text:style-name="P49"/>
      <text:p text:style-name="P63"><text:span text:style-name="T176">I</text:span><text:span text:style-name="T177">nput</text:span><text:span text:style-name="T174">SnakeController:</text:span><text:span text:style-name="T70"> </text:span><text:span text:style-name="T77">Classe responsável por controlar a cobra através de input do utilizador (implementa IInputListener </text:span><text:span text:style-name="T78">e ISnakeController</text:span><text:span text:style-name="T77">). </text:span><text:span text:style-name="T79">Tem também uma série de “presets” para interpretar como input (nomeadamente WASD, VIM keybinds, direção absoluta e direção relativa).</text:span></text:p>
      <text:p text:style-name="P93"/>
      <text:p text:style-name="P65"><text:soft-page-break/><text:span text:style-name="T180">AISnakeController</text:span><text:span text:style-name="T179">: </text:span><text:span text:style-name="T80">Responsável por </text:span><text:span text:style-name="T11">calcular a próxima jogada da snake </text:span><text:span text:style-name="T12">autonomamente.</text:span><text:span text:style-name="T11"> </text:span><text:span text:style-name="T81">Usa o algoritmo de Dijkstra, o qual numa grelha discreta bidimensional é literalmente só uma BFS. Quando não é encontrado um caminho para a comida, é escolhido o caminho para a unidade mais longe da cobra. NOTA: Seria possível resolver facilmente o jogo da cobra calculando e seguindo um caminho hamiltoniano </text:span><text:span text:style-name="T82">por todas as posições válidas do mapa</text:span><text:span text:style-name="T81">, mas </text:span><text:span text:style-name="T82">esta solução sem nenhuma modificação ao ciclo hamiltoniano é extremamente aborrecida de observar, sendo que a cobra passa maioria do tempo sem fazer nada de interessante a percorrer o ciclo, então foi tomada uma decisão de projeto de usar o Dijkstra, pois dá resultados mais divertidos de observar.</text:span></text:p>
      <text:p text:style-name="P49"/>
      <text:p text:style-name="P59"><text:span text:style-name="T181">G</text:span>ameMap:<text:span text:style-name="T1"> Representa o mapa de jogo: as suas dimensões, background </text:span><text:span text:style-name="T86">e obstáculos à sua volta, parando a snake de sair do mapa.</text:span><text:span text:style-name="T1"> </text:span><text:span text:style-name="T83">Esta classe não é um singleton </text:span><text:span text:style-name="T86">para que, se desejado,</text:span><text:span text:style-name="T83"> futuras versões po</text:span><text:span text:style-name="T87">ssam implementar</text:span><text:span text:style-name="T83"> uma versão </text:span><text:span text:style-name="T84">(por exemplo </text:span><text:span text:style-name="T83">“splitscreen vs”</text:span><text:span text:style-name="T84">)</text:span><text:span text:style-name="T83"> onde poderá haver mais que um mapa </text:span><text:span text:style-name="T85">no ecrã</text:span><text:span text:style-name="T83">. </text:span><text:span text:style-name="T88">O GameMap introduz uma série de funções extremamente úteis para lógica sobre Units, as quais são por um lado representações de posições discretas no espaço real. Um de inúmeros exemplos é um método para obter uma posição do mapa válida para instanciar uma Unit.</text:span></text:p>
      <text:p text:style-name="P66"><text:span text:style-name="T88">O </text:span><text:span text:style-name="T1">GameMap internamente (e dá as ferramentas para fazer o mesmo externamente) usa coordenadas relativas sobre o mapa, contando como origem o inicio do mapa. </text:span><text:span text:style-name="T89">Isto é extremamente útil para inúmeros cálculos, tal como simplificação (através de abstração) do posicionamento de objetos com representação discreta em coordenadas reais.</text:span></text:p>
      <text:p text:style-name="P49"/>
      <text:p text:style-name="P97"><text:span text:style-name="T182">IFoodStats</text:span>:<text:span text:style-name="T1"> </text:span><text:span text:style-name="T66">Interface para obter propriedades da </text:span><text:span text:style-name="T90">comida</text:span><text:span text:style-name="T66"> sem expor a </text:span><text:span text:style-name="T90">comida</text:span><text:span text:style-name="T66">. </text:span><text:span text:style-name="T90">A interface só expõe a posição da comida, mas está pensada de modo a que no futuro se quisermos expor mais informação sobre a comida, também seja possível com esforço mínimo.</text:span></text:p>
      <text:p text:style-name="P97"><text:span text:style-name="T90"/></text:p>
      <text:p text:style-name="P98"><text:span text:style-name="T182">FoodStats</text:span><text:span text:style-name="T183">:</text:span><text:span text:style-name="T90"> </text:span><text:span text:style-name="T91">Classe responsável por obter a informação sobre a comida instanciada atual.</text:span></text:p>
      <text:p text:style-name="P98"><text:span text:style-name="T91"/></text:p>
      <text:p text:style-name="P99"><text:span text:style-name="T184">IFood</text:span><text:span text:style-name="T183">:</text:span><text:span text:style-name="T90"> </text:span><text:span text:style-name="T92">Interface representante de um objeto de comida, podendo esta ser consumida. O objeto de comida é renderizado e pode colidir com outros objetos.</text:span></text:p>
      <text:p text:style-name="P49"/>
      <text:p text:style-name="P100"><text:span text:style-name="T185">FoodSquare</text:span><text:span text:style-name="T183">:</text:span><text:span text:style-name="T90"> </text:span><text:span text:style-name="T93">Representa uma comida que é um quadrado </text:span><text:span text:style-name="T95">(e mais especificamente uma Unit)</text:span><text:span text:style-name="T93">. </text:span><text:span text:style-name="T94">Ao ser consumida é removida da Scene à qual pertence.</text:span></text:p>
      <text:p text:style-name="P49"/>
      <text:p text:style-name="P101"><text:span text:style-name="T185">Food</text:span><text:span text:style-name="T186">Circle</text:span><text:span text:style-name="T183">:</text:span><text:span text:style-name="T90"> </text:span><text:span text:style-name="T93">Representa uma comida que é um </text:span><text:span text:style-name="T96">círculo</text:span><text:span text:style-name="T93">. </text:span><text:span text:style-name="T97">Ao ser consumida é removida da Scene à qual pertence.</text:span></text:p>
      <text:p text:style-name="P101"><text:span text:style-name="T97"/></text:p>
      <text:p text:style-name="P102"><text:span text:style-name="T189">I</text:span><text:span text:style-name="T188">O</text:span><text:span text:style-name="T187">bstacle:</text:span><text:span text:style-name="T97"> Representa um obstáculo </text:span><text:span text:style-name="T98">o qual a cobra poderá colidir com.</text:span></text:p>
      <text:p text:style-name="P49"/>
      <text:p text:style-name="P103"><text:span text:style-name="T190">StaticObstacle</text:span><text:span text:style-name="T187">:</text:span><text:span text:style-name="T97"> Representa um obstáculo </text:span><text:span text:style-name="T99">que não pode ser movido</text:span><text:span text:style-name="T100">, por outras palavras, estático</text:span><text:span text:style-name="T99">.</text:span></text:p>
      <text:p text:style-name="P49"/>
      <text:p text:style-name="P104"><text:span text:style-name="T191">Dynamic</text:span><text:span text:style-name="T190">Obstacle</text:span><text:span text:style-name="T187">:</text:span><text:span text:style-name="T97"> Representa um obstáculo </text:span><text:span text:style-name="T99">que </text:span><text:span text:style-name="T101">está em constante movimento periódico, rodando à volta de um ponto fixo.</text:span></text:p>
      <text:p text:style-name="P49"/>
      <text:p text:style-name="P105"><text:span text:style-name="T192">GameplayOverlay</text:span><text:span text:style-name="T187">:</text:span><text:span text:style-name="T97"> </text:span><text:span text:style-name="T104">(Classe representante do)</text:span><text:span text:style-name="T102"> Overlay usado quando o jogo está a decorrer e a cobra ainda está viva e em movimento. (mostra a direção da cobra e o score atual)</text:span></text:p>
      <text:p text:style-name="P49"/>
      <text:p text:style-name="P107"><text:span text:style-name="T192">Game</text:span><text:span text:style-name="T193">overOverlay</text:span><text:span text:style-name="T187">:</text:span><text:span text:style-name="T97"> </text:span><text:span text:style-name="T104">(Classe representante do) </text:span><text:span text:style-name="T102">Overlay usado quando o </text:span><text:span text:style-name="T103">jogo atual termina, mostrando o score obtido.</text:span></text:p>
      <text:p text:style-name="P106"><text:span text:style-name="T103"/></text:p>
      <text:p text:style-name="P108"><text:span text:style-name="T194">HighscoresOverlay</text:span><text:span text:style-name="T193">:</text:span><text:span text:style-name="T103"> </text:span><text:span text:style-name="T105">(Classe representante do) Overlay usado para mostrar os highscores. Este overlay está encarregue de formatar os scores de modo a que estes sejam mostrados de forma </text:span><text:soft-page-break/><text:span text:style-name="T105">uniforme e legível. A classe pode ser chamada de modo a mostrar todos os scores (que caibam no overlay) ou mostrar o top </text:span><text:span text:style-name="T119">n </text:span><text:span text:style-name="T105">scores. A classe obtém os scores de um IHighscoresReader.</text:span></text:p>
      <text:p text:style-name="P49"/>
      <text:p text:style-name="P109"><text:span text:style-name="T195">IHighscoresReader</text:span><text:span text:style-name="T193">:</text:span><text:span text:style-name="T103"> </text:span><text:span text:style-name="T106">Interface que representa um objeto que lê e fornece os highscores </text:span><text:span text:style-name="T107">gravados.</text:span></text:p>
      <text:p text:style-name="P109"><text:span text:style-name="T107"/></text:p>
      <text:p text:style-name="P110"><text:span text:style-name="T196">Score:</text:span><text:span text:style-name="T107"> </text:span><text:span text:style-name="T108">Representa a pontuação de um jogo, </text:span><text:span text:style-name="T109">c</text:span><text:span text:style-name="T108">orresponde</text:span><text:span text:style-name="T109">ndo</text:span><text:span text:style-name="T108"> a </text:span><text:span text:style-name="T107">um tuplo na classe Scoreboard. </text:span><text:span text:style-name="T109">Pode ser ordenado por score</text:span><text:span text:style-name="T110"> e pode também ser serializado.</text:span></text:p>
      <text:p text:style-name="P112"><text:span text:style-name="T109"/></text:p>
      <text:p text:style-name="P113"><text:span text:style-name="T196">Score</text:span><text:span text:style-name="T197">board</text:span><text:span text:style-name="T196">: </text:span><text:span text:style-name="T112">Classe singleton que r</text:span><text:span text:style-name="T108">epre</text:span><text:span text:style-name="T111">senta todos os highscores que foram obtidos a jogar o jogo. Tem funcionalidade para salvar scores para um ficheiro e também para os ler.</text:span></text:p>
      <text:p text:style-name="P49"/>
      <text:p text:style-name="P111">GameManager<text:span text:style-name="T198">Builder</text:span>: <text:span text:style-name="T113">Classe </text:span><text:span text:style-name="T114">responsável por inicializar um GameManager, por consequência inicializando também o jogo da cobra. Contém os métodos necessários para facilitar a construção do GameManager, abstraindo maioria dos conceitos do jogo para este poder ser inicializado com um conhecimento mínimo de como este está feito.</text:span></text:p>
      <text:p text:style-name="P49"/>
      <text:p text:style-name="P49"/>
      <text:p text:style-name="P49"/>
      <text:p text:style-name="P49"/>
      <text:p text:style-name="P49"/>
      <text:p text:style-name="P49"/>
      <text:p text:style-name="P49"/>
      <text:p text:style-name="P49"/>
      <text:p text:style-name="P94"/>
      <text:p text:style-name="P95"><text:span text:style-name="T138"/></text:p>
      <text:p text:style-name="P17"><text:span text:style-name="T132">GameManager: </text:span><text:span text:style-name="T140">Classe responsável por </text:span><text:span text:style-name="T141">coordenar o jogo da cobra, tratando da Scene no caso do jogador perder ou recomeçar o jogo </text:span><text:span text:style-name="T142">(por exemplo reinstanciando a cobra com tamanho inicial após perder</text:span><text:span text:style-name="T143">). </text:span><text:span text:style-name="T144">Este é um singleton, pois não poderá haver mais que um GameManager. </text:span><text:span text:style-name="T145">Esta classe permite inicializar o jogo da cobra abstraindo-nos de grande parte das classes.</text:span></text:p>
      <text:p text:style-name="P81"/>
      <text:p text:style-name="P80"/>
      <text:p text:style-name="P75">Notas <text:span text:style-name="T152">de</text:span> Projeto</text:p>
      <text:p text:style-name="P5"/>
      <text:p text:style-name="P39"><text:span text:style-name="T115">Design Patterns</text:span><text:span text:style-name="T136"> utilizados:</text:span></text:p>
      <text:list xml:id="list2758733996" text:style-name="L2">
        <text:list-item>
          <text:p text:style-name="P114"><text:span text:style-name="T121">Observer: (em GameEngine, Scene e GameObject), sendo este útil para notificar os </text:span><text:span text:style-name="T122">objetos do jogo</text:span><text:span text:style-name="T121">. </text:span><text:span text:style-name="T123">Sendo que desta forma ambos também estão completamente abstraidos um do outro.</text:span></text:p>
        </text:list-item>
        <text:list-item>
          <text:p text:style-name="P115"><text:span text:style-name="T121">I</text:span><text:span text:style-name="T120">terator: (em Scene), para iterar sobre coleções de GameObjects, </text:span><text:span text:style-name="T124">já que esta é uma operação comum.</text:span></text:p>
        </text:list-item>
        <text:list-item>
          <text:p text:style-name="P116"><text:span text:style-name="T120">Singleton: (em </text:span><text:span text:style-name="T125">GameManager, GameEngine, Renderer, </text:span><text:span text:style-name="T127">Scoreboard</text:span><text:span text:style-name="T125">), pois para estas classes não faz sentido ter mais que uma instância (podendo até ser problemá</text:span><text:span text:style-name="T126">tico).</text:span></text:p>
        </text:list-item>
      </text:list>
      <text:p text:style-name="P83"/>
      <text:p text:style-name="P96"><text:span text:style-name="T154"/></text:p>
      <text:p text:style-name="P51"/>
      <text:p text:style-name="P52"><text:tab/><text:span text:style-name="T153">UML</text:span></text:p>
      <text:p text:style-name="P77"/>
      <text:p text:style-name="P6"/>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11T01:30:34.018296975</dc:date>
    <meta:editing-duration>P1DT7H39M59S</meta:editing-duration>
    <meta:editing-cycles>213</meta:editing-cycles>
    <meta:document-statistic meta:table-count="0" meta:image-count="0" meta:object-count="0" meta:page-count="6" meta:paragraph-count="90" meta:word-count="2371" meta:character-count="15548" meta:non-whitespace-character-count="13260"/>
  </office:meta>
</office:document-meta>
</file>